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5cm" svg:stroke-color="#cfe7f5" draw:textarea-vertical-align="middle" draw:auto-grow-height="false" fo:min-height="0cm" fo:min-width="0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.15cm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15cm" svg:stroke-color="#000000" draw:fill="none" draw:fill-color="#ffffff" fo:min-height="0.4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15cm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.15cm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.15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.15cm" svg:stroke-color="#000000" draw:fill="none" draw:fill-color="#ffffff" fo:min-height="0.5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teilte Systeme Homework 2</text:p>
      <text:p text:style-name="Standard">Gruppe: 19</text:p>
      <text:p text:style-name="Standard">Team: Mark Schiborr, Maximilian Siess, Gerald Kofler</text:p>
      <text:p text:style-name="Standard">Lösungen:</text:p>
      <text:p text:style-name="Standard"/>
      <text:p text:style-name="Standard"/>
      <text:p text:style-name="Standard"/>
      <text:p text:style-name="Standard">1.</text:p>
      <text:p text:style-name="Standard">a. 2 Kinds of Messages: Client-Server Request and Server-Client Response.</text:p>
      <text:p text:style-name="Standard"/>
      <text:p text:style-name="Standard"><text:tab/>Client-Server Request:</text:p>
      <text:p text:style-name="Standard"><text:tab/></text:p>
      <text:p text:style-name="Standard"><text:tab/>String: User</text:p>
      <text:p text:style-name="Standard"><text:tab/>String:<text:tab/>Operation</text:p>
      <text:p text:style-name="Standard"><text:tab/>int: Arg1</text:p>
      <text:p text:style-name="Standard"><text:tab/>int: Arg2</text:p>
      <text:p text:style-name="Standard"/>
      <text:p text:style-name="Standard"><text:tab/>Server-Client Response:</text:p>
      <text:p text:style-name="Standard"/>
      <text:p text:style-name="Standard"><text:tab/>int: Result</text:p>
      <text:p text:style-name="Standard"/>
      <text:p text:style-name="Standard">b. JSON: </text:p>
      <text:p text:style-name="Standard"/>
      <text:p text:style-name="Standard">Client-Server Request</text:p>
      <text:p text:style-name="Standard">{</text:p>
      <text:p text:style-name="Standard"><text:tab/>„title“: <text:tab/>„ClientServerReq“,</text:p>
      <text:p text:style-name="Standard"><text:tab/>„description“:<text:tab/>„OperationRequest“,</text:p>
      <text:p text:style-name="Standard"><text:tab/>„type“:<text:tab/><text:tab/>„object“,</text:p>
      <text:p text:style-name="Standard"><text:tab/>„properties“: {</text:p>
      <text:p text:style-name="Standard"><text:tab/><text:tab/>„user“ : {</text:p>
      <text:p text:style-name="Standard"><text:tab/><text:tab/><text:tab/>„description“: „Username“</text:p>
      <text:p text:style-name="Standard"><text:tab/><text:tab/><text:tab/>„type“ : „string“ </text:p>
      <text:p text:style-name="Standard"><text:tab/><text:tab/>},</text:p>
      <text:p text:style-name="Standard"><text:tab/><text:tab/>„operation“: {</text:p>
      <text:p text:style-name="Standard"><text:tab/><text:tab/><text:tab/>„description“: „Type of Operation“</text:p>
      <text:p text:style-name="Standard"><text:tab/><text:tab/><text:tab/>„type“: „string“ </text:p>
      <text:p text:style-name="Standard"><text:tab/><text:tab/>},</text:p>
      <text:p text:style-name="Standard"><text:tab/><text:tab/>„argument1“: {</text:p>
      <text:p text:style-name="Standard"><text:tab/><text:tab/><text:tab/>„description“: „Operator #1“</text:p>
      <text:p text:style-name="Standard"><text:tab/><text:tab/><text:tab/>„type“: „integer“</text:p>
      <text:p text:style-name="Standard"><text:tab/><text:tab/>},</text:p>
      <text:p text:style-name="Standard"><text:tab/><text:tab/>„argument2“: {</text:p>
      <text:p text:style-name="Standard"><text:tab/><text:tab/><text:tab/>„description“: „Operator #2“</text:p>
      <text:p text:style-name="Standard"><text:tab/><text:tab/><text:tab/>„type“: „integer“</text:p>
      <text:p text:style-name="Standard"><text:tab/><text:tab/>}<text:tab/></text:p>
      <text:p text:style-name="Standard"><text:tab/>},</text:p>
      <text:p text:style-name="Standard"><text:tab/>„required“ : [„user“, „operation“, „argument1“ ]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Server-Client Response</text:p>
      <text:p text:style-name="Standard">{</text:p>
      <text:p text:style-name="Standard"><text:tab/>„title“:<text:tab/><text:tab/>„ServerClientResp“,</text:p>
      <text:p text:style-name="Standard"><text:tab/>„description“:<text:tab/>„OperationResponse“,</text:p>
      <text:p text:style-name="Standard"><text:tab/>„type“:<text:tab/><text:tab/>„object“,</text:p>
      <text:p text:style-name="Standard"><text:tab/>„properties“:<text:tab/>{</text:p>
      <text:p text:style-name="Standard"><text:tab/><text:tab/>„result“: {</text:p>
      <text:p text:style-name="Standard"><text:tab/><text:tab/><text:tab/>„description“: „Result“</text:p>
      <text:p text:style-name="Standard"><text:tab/><text:tab/><text:tab/>„type“: „integer“</text:p>
      <text:p text:style-name="Standard"><text:tab/><text:tab/>}<text:tab/></text:p>
      <text:p text:style-name="Standard"><text:tab/>},</text:p>
      <text:p text:style-name="Standard"><text:tab/>„required“ : [„result“]</text:p>
      <text:p text:style-name="Standard">}</text:p>
      <text:p text:style-name="Standard"/>
      <text:p text:style-name="Standard">Server:</text:p>
      <text:p text:style-name="Standard"><draw:frame text:anchor-type="paragraph" draw:z-index="13" draw:style-name="gr4" draw:text-style-name="P3" svg:width="1.929cm" svg:height="0.655cm" svg:x="11.721cm" svg:y="0.326cm"><draw:text-box><text:p text:style-name="P3"><text:span text:style-name="T1">Send Message 2 Client</text:span></text:p></draw:text-box></draw:frame><draw:custom-shape text:anchor-type="paragraph" draw:z-index="17" draw:style-name="gr8" draw:text-style-name="P2" svg:width="0.869cm" svg:height="0.699cm" svg:x="0.123cm" svg:y="0.321cm"><text:p/><draw:enhanced-geometry svg:viewBox="0 0 21600 21600" draw:text-areas="0 0 21600 21600" draw:type="circular-arrow" draw:modifiers="110.674505094946 67.4833928288639 9665.2539724506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><draw:custom-shape text:anchor-type="paragraph" draw:z-index="3" draw:style-name="gr1" draw:text-style-name="P2" svg:width="1.945cm" svg:height="1.945cm" svg:x="11.582cm" svg:y="0.4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" draw:style-name="gr1" draw:text-style-name="P2" svg:width="1.945cm" svg:height="1.945cm" svg:x="4.076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style-name="gr1" draw:text-style-name="P1" svg:width="1.946cm" svg:height="1.946cm" svg:x="0.429cm" svg:y="0.0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1" svg:width="1.946cm" svg:height="1.946cm" svg:x="7.773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style-name="gr3" draw:text-style-name="P3" svg:width="1.262cm" svg:height="0.576cm" svg:x="2.374cm" svg:y="0.332cm"><draw:text-box><text:p><text:span text:style-name="T1">REC REQ</text:span></text:p></draw:text-box></draw:frame><draw:frame text:anchor-type="paragraph" draw:z-index="11" draw:style-name="gr4" draw:text-style-name="P3" svg:width="1.856cm" svg:height="0.655cm" svg:x="6.02cm" svg:y="0.243cm"><draw:text-box><text:p><text:span text:style-name="T1">Check Name + Operation</text:span></text:p></draw:text-box></draw:frame><draw:frame text:anchor-type="paragraph" draw:z-index="12" draw:style-name="gr5" draw:text-style-name="P3" svg:width="1.761cm" svg:height="0.981cm" svg:x="9.719cm" svg:y="0.215cm"><draw:text-box><text:p text:style-name="P3"><text:span text:style-name="T1">Compute Result</text:span></text:p><text:p text:style-name="P3"><text:span text:style-name="T1"/></text:p></draw:text-box></draw:frame></text:p>
      <text:p text:style-name="Standard"><draw:custom-shape text:anchor-type="paragraph" draw:z-index="16" draw:style-name="gr8" draw:text-style-name="P2" svg:width="3.784cm" svg:height="3.746cm" svg:x="1.215cm" svg:y="0.423cm"><text:p/><draw:enhanced-geometry svg:viewBox="0 0 21600 21600" draw:text-areas="0 0 21600 21600" draw:type="circular-arrow" draw:modifiers="67.4640890813492 -174.67425937526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8" draw:style-name="gr9" draw:text-style-name="P3" svg:width="1.784cm" svg:height="0.482cm" svg:x="4.237cm" svg:y="0.423cm"><draw:text-box><text:p text:style-name="P3"><text:span text:style-name="T1">Open Socket</text:span></text:p></draw:text-box></draw:frame><draw:custom-shape text:anchor-type="paragraph" draw:z-index="19" draw:style-name="gr1" svg:width="1.754cm" svg:height="0.138cm" svg:x="13.526cm" svg:y="0.4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style-name="gr10" draw:text-style-name="P3" svg:width="2.193cm" svg:height="0.655cm" svg:x="15.385cm" svg:y="0.191cm"><draw:text-box><text:p><text:span text:style-name="T1">Close Socket</text:span></text:p><text:p><text:span text:style-name="T1">Back to Idle</text:span></text:p></draw:text-box></draw:frame><draw:frame text:anchor-type="paragraph" draw:z-index="9" draw:style-name="gr2" draw:text-style-name="P3" svg:width="1.809cm" svg:height="0.384cm" svg:x="0.99cm" svg:y="0.355cm"><draw:text-box><text:p text:style-name="P3"><text:span text:style-name="T1">IDLE</text:span></text:p></draw:text-box></draw:frame></text:p>
      <text:p text:style-name="Standard"><draw:custom-shape text:anchor-type="paragraph" draw:z-index="6" draw:style-name="gr1" svg:width="1.703cm" svg:height="0.193cm" svg:x="2.374cm" svg:y="0.05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1" svg:width="1.754cm" svg:height="0.138cm" svg:x="6.02cm" svg:y="0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1" svg:width="1.863cm" svg:height="0.165cm" svg:x="9.719cm" svg:y="0.05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5" draw:style-name="gr1" svg:width="0.193cm" svg:height="1.46cm" svg:x="5.006cm" svg:y="0.0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14" draw:style-name="gr6" draw:text-style-name="P3" svg:width="2.426cm" svg:height="0.435cm" svg:x="5.343cm" svg:y="0.101cm"><draw:text-box><text:p><text:span text:style-name="T1">Wrong Name</text:span></text:p></draw:text-box></draw:frame></text:p>
      <text:p text:style-name="Standard"><draw:frame text:anchor-type="paragraph" draw:z-index="15" draw:style-name="gr7" draw:text-style-name="P3" svg:width="0.773cm" svg:height="0.387cm" svg:x="4.852cm" svg:y="1.348cm"><draw:text-box><text:p text:style-name="P3"><text:span text:style-name="T1">Error</text:span></text:p></draw:text-box></draw:frame><draw:custom-shape text:anchor-type="paragraph" draw:z-index="4" draw:style-name="gr1" draw:text-style-name="P2" svg:width="1.945cm" svg:height="1.945cm" svg:x="4.131cm" svg:y="0.5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Client:</text:p>
      <text:p text:style-name="Standard"/>
      <text:p text:style-name="Standard"><draw:custom-shape text:anchor-type="paragraph" draw:z-index="21" draw:style-name="gr1" draw:text-style-name="P2" svg:width="1.945cm" svg:height="1.945cm" svg:x="0.54cm" svg:y="0.2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1" draw:text-style-name="P2" svg:width="1.945cm" svg:height="1.945cm" svg:x="3.457cm" svg:y="0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1" draw:text-style-name="P2" svg:width="1.945cm" svg:height="1.945cm" svg:x="6.324cm" svg:y="0.2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1" draw:text-style-name="P2" svg:width="1.945cm" svg:height="1.945cm" svg:x="9.215cm" svg:y="0.1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1" draw:text-style-name="P2" svg:width="1.945cm" svg:height="1.945cm" svg:x="12.132cm" svg:y="0.1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0" draw:style-name="gr10" draw:text-style-name="P3" svg:width="2.024cm" svg:height="0.41cm" svg:x="2.35cm" svg:y="0.247cm"><draw:text-box><text:p text:style-name="P3"><text:span text:style-name="T1">User Input</text:span></text:p></draw:text-box></draw:frame><draw:frame text:anchor-type="paragraph" draw:z-index="31" draw:style-name="gr11" draw:text-style-name="P3" svg:width="2.724cm" svg:height="0.555cm" svg:x="5.262cm" svg:y="0.247cm"><draw:text-box><text:p text:style-name="P3"><text:span text:style-name="T1">Send Req</text:span></text:p></draw:text-box></draw:frame><draw:frame text:anchor-type="paragraph" draw:z-index="32" draw:style-name="gr12" draw:text-style-name="P3" svg:width="2.941cm" svg:height="0.699cm" svg:x="8.218cm" svg:y="0.233cm"><draw:text-box><text:p text:style-name="P3"><text:span text:style-name="T1">Rec Resp</text:span></text:p></draw:text-box></draw:frame><draw:frame text:anchor-type="paragraph" draw:z-index="33" draw:style-name="gr13" draw:text-style-name="P3" svg:width="4.218cm" svg:height="0.53cm" svg:x="10.829cm" svg:y="0.183cm"><draw:text-box><text:p text:style-name="P3"><text:span text:style-name="T1">Display Result</text:span></text:p></draw:text-box></draw:frame></text:p>
      <text:p text:style-name="Standard"><draw:frame text:anchor-type="paragraph" draw:z-index="34" draw:style-name="gr9" draw:text-style-name="P3" svg:width="1.784cm" svg:height="0.482cm" svg:x="6.484cm" svg:y="0.445cm"><draw:text-box><text:p text:style-name="P3"><text:span text:style-name="T1">Open Socket</text:span></text:p></draw:text-box></draw:frame><draw:frame text:anchor-type="paragraph" draw:z-index="35" draw:style-name="gr14" svg:width="2.772cm" svg:height="0.655cm" svg:x="12.444cm" svg:y="0.411cm"><draw:text-box><text:p><text:span text:style-name="T1">Close Socket</text:span></text:p><text:p><text:span text:style-name="T1"/></text:p></draw:text-box></draw:frame></text:p>
      <text:p text:style-name="Standard"><draw:custom-shape text:anchor-type="paragraph" draw:z-index="26" draw:style-name="gr1" svg:width="0.944cm" svg:height="0.138cm" svg:x="2.484cm" svg:y="0.1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style-name="gr1" svg:width="0.944cm" svg:height="0.138cm" svg:x="5.401cm" svg:y="0.1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8" draw:style-name="gr1" svg:width="0.944cm" svg:height="0.138cm" svg:x="8.26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style-name="gr1" svg:width="0.944cm" svg:height="0.138cm" svg:x="11.158cm" svg:y="0.0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custom-shape text:anchor-type="paragraph" draw:z-index="36" draw:style-name="gr8" draw:text-style-name="P2" svg:width="1.237cm" svg:height="0.669cm" svg:x="9.543cm" svg:y="0.282cm"><text:p/><draw:enhanced-geometry svg:viewBox="0 0 21600 21600" draw:text-areas="0 0 21600 21600" draw:type="circular-arrow" draw:modifiers="-68.6361914962799 -127.543265950467 10366.977362334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45:09</meta:creation-date>
    <dc:date>2016-03-29T12:44:33</dc:date>
    <meta:editing-duration>PT57M33S</meta:editing-duration>
    <meta:editing-cycles>5</meta:editing-cycles>
    <meta:generator>OpenOffice/4.0.0$Unix OpenOffice.org_project/400m3$Build-9702</meta:generator>
    <meta:document-statistic meta:table-count="0" meta:image-count="0" meta:object-count="0" meta:page-count="2" meta:paragraph-count="55" meta:word-count="119" meta:character-count="981"/>
  </office:meta>
</office:document-meta>
</file>